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52cm" draw:marker-start-width="0.427cm" draw:marker-end-width="0.427cm" draw:fill="none" fo:min-height="1.944cm"/>
      <style:paragraph-properties style:writing-mode="lr-tb"/>
    </style:style>
    <style:style style:name="gr2" style:family="graphic" style:parent-style-name="standard">
      <style:graphic-properties draw:stroke="none" draw:fill="none" fo:min-height="1.132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7.757cm" fo:min-width="7.5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svg:stroke-color="#000000" draw:marker-start-width="0.427cm" draw:marker-end="Arrowheads_20_3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svg:stroke-color="#000000" draw:marker-start-width="0.427cm" draw:marker-end="Arrowheads_20_4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0000" draw:marker-start-width="0.427cm" draw:marker-end="Arrowheads_20_5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svg:stroke-color="#000000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7.757cm" fo:min-width="7.5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15" style:family="graphic" style:parent-style-name="objectwithoutfill">
      <style:graphic-properties svg:stroke-width="0.152cm" svg:stroke-color="#000000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2cm" svg:stroke-color="#000000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52cm" svg:stroke-color="#000000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2cm" svg:stroke-color="#000000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fo:min-height="1.5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0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ddddd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199cm" svg:height="2.194cm" svg:x="3.499cm" svg:y="0.752cm">
          <draw:text-box>
            <text:p text:style-name="P1"><text:span text:style-name="T1">Azimuth </text:span><text:span text:style-name="T1">angles/</text:span></text:p>
            <text:p text:style-name="P1"><text:span text:style-name="T1">cartesian </text:span><text:span text:style-name="T1">coords</text:span></text:p>
          </draw:text-box>
        </draw:frame>
        <draw:frame draw:style-name="gr2" draw:text-style-name="P2" draw:layer="layout" svg:width="7.625cm" svg:height="1.382cm" svg:x="16.391cm" svg:y="1.564cm">
          <draw:text-box>
            <text:p text:style-name="P1"><text:span text:style-name="T1">SVG </text:span><text:span text:style-name="T1">angles/c</text:span><text:span text:style-name="T1">oords</text:span></text:p>
          </draw:text-box>
        </draw:frame>
        <draw:g>
          <draw:custom-shape draw:style-name="gr3" draw:text-style-name="P3" draw:layer="layout" svg:width="11.323cm" svg:height="11.323cm" svg:x="1.937cm" svg:y="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xml:id="id1" draw:id="id1" draw:layer="layout" svg:width="0.789cm" svg:height="1.146cm" svg:x="7.204cm" svg:y="5.501cm">
            <draw:text-box>
              <text:p text:style-name="P1"><text:span text:style-name="T1">0</text:span></text:p>
            </draw:text-box>
          </draw:frame>
          <draw:frame draw:style-name="gr5" draw:text-style-name="P5" xml:id="id3" draw:id="id3" draw:layer="layout" svg:width="1.668cm" svg:height="0.962cm" svg:x="6.764cm" svg:y="15.367cm">
            <draw:text-box>
              <text:p text:style-name="P1">180</text:p>
            </draw:text-box>
          </draw:frame>
          <draw:frame draw:style-name="gr5" draw:text-style-name="P5" xml:id="id4" draw:id="id4" draw:layer="layout" svg:width="1.668cm" svg:height="0.962cm" svg:x="2.147cm" svg:y="10.482cm">
            <draw:text-box>
              <text:p text:style-name="P1">270</text:p>
            </draw:text-box>
          </draw:frame>
          <draw:frame draw:style-name="gr5" draw:text-style-name="P5" xml:id="id2" draw:id="id2" draw:layer="layout" svg:width="1.204cm" svg:height="0.962cm" svg:x="11.856cm" svg:y="10.482cm">
            <draw:text-box>
              <text:p text:style-name="P1">90</text:p>
            </draw:text-box>
          </draw:frame>
          <draw:frame draw:style-name="gr5" draw:text-style-name="P5" draw:layer="layout" svg:width="1.125cm" svg:height="0.962cm" svg:x="7.036cm" svg:y="12.955cm">
            <draw:text-box>
              <text:p text:style-name="P1">-y</text:p>
            </draw:text-box>
          </draw:frame>
          <draw:frame draw:style-name="gr5" draw:text-style-name="P5" draw:layer="layout" svg:width="1.256cm" svg:height="0.962cm" svg:x="6.97cm" svg:y="7.847cm">
            <draw:text-box>
              <text:p text:style-name="P1">+y</text:p>
            </draw:text-box>
          </draw:frame>
          <draw:frame draw:style-name="gr5" draw:text-style-name="P5" draw:layer="layout" svg:width="1.078cm" svg:height="0.962cm" svg:x="4.387cm" svg:y="10.482cm">
            <draw:text-box>
              <text:p text:style-name="P1">-x</text:p>
            </draw:text-box>
          </draw:frame>
          <draw:frame draw:style-name="gr5" draw:text-style-name="P5" draw:layer="layout" svg:width="1.192cm" svg:height="0.962cm" svg:x="9.762cm" svg:y="10.482cm">
            <draw:text-box>
              <text:p text:style-name="P1">+x</text:p>
            </draw:text-box>
          </draw:frame>
          <draw:g>
            <draw:line draw:style-name="gr6" draw:text-style-name="P6" draw:layer="layout" svg:x1="7.598cm" svg:y1="8.972cm" svg:x2="7.598cm" svg:y2="12.954cm">
              <text:p/>
            </draw:line>
            <draw:line draw:style-name="gr6" draw:text-style-name="P6" draw:layer="layout" svg:x1="5.607cm" svg:y1="10.963cm" svg:x2="9.589cm" svg:y2="10.963cm">
              <text:p/>
            </draw:line>
          </draw:g>
          <draw:connector draw:style-name="gr7" draw:text-style-name="P6" draw:layer="layout" draw:type="curve" svg:x1="7.993cm" svg:y1="6.074cm" svg:x2="12.458cm" svg:y2="10.482cm" draw:start-shape="id1" draw:start-glue-point="1" draw:end-shape="id2" draw:end-glue-point="0" svg:d="M7993 6074c2977 0 4465 1469 4465 4408" svg:viewBox="0 0 4466 4409">
            <text:p/>
          </draw:connector>
          <draw:connector draw:style-name="gr8" draw:text-style-name="P6" draw:layer="layout" draw:type="curve" svg:x1="12.458cm" svg:y1="11.444cm" svg:x2="8.432cm" svg:y2="15.848cm" draw:start-shape="id2" draw:start-glue-point="2" draw:end-shape="id3" draw:end-glue-point="1" svg:d="M12458 11444c0 2936-1342 4404-4026 4404" svg:viewBox="0 0 4027 4405">
            <text:p/>
          </draw:connector>
          <draw:connector draw:style-name="gr9" draw:text-style-name="P6" draw:layer="layout" draw:type="curve" svg:x1="6.764cm" svg:y1="15.848cm" svg:x2="2.981cm" svg:y2="11.444cm" draw:start-shape="id3" draw:start-glue-point="3" draw:end-shape="id4" draw:end-glue-point="2" svg:d="M6764 15848c-2522 0-3783-1468-3783-4404" svg:viewBox="0 0 3784 4405">
            <text:p/>
          </draw:connector>
          <draw:connector draw:style-name="gr10" draw:text-style-name="P6" draw:layer="layout" draw:type="curve" svg:x1="2.981cm" svg:y1="10.482cm" svg:x2="7.204cm" svg:y2="6.074cm" draw:start-shape="id4" draw:start-glue-point="0" draw:end-shape="id1" draw:end-glue-point="3" svg:d="M2981 10482c0-2939 1407-4408 4223-4408" svg:viewBox="0 0 4224 4409">
            <text:p/>
          </draw:connector>
        </draw:g>
        <draw:g>
          <draw:custom-shape draw:style-name="gr11" draw:text-style-name="P7" draw:layer="layout" svg:width="11.323cm" svg:height="11.323cm" svg:x="14.542cm" svg:y="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8" xml:id="id6" draw:id="id6" draw:layer="layout" svg:width="1.62cm" svg:height="1.113cm" svg:x="19.393cm" svg:y="5.501cm">
            <draw:text-box>
              <text:p text:style-name="P1"><text:span text:style-name="T2">90</text:span></text:p>
            </draw:text-box>
          </draw:frame>
          <draw:frame draw:style-name="gr5" draw:text-style-name="P5" xml:id="id8" draw:id="id8" draw:layer="layout" svg:width="1.668cm" svg:height="0.962cm" svg:x="19.369cm" svg:y="15.367cm">
            <draw:text-box>
              <text:p text:style-name="P1">270</text:p>
            </draw:text-box>
          </draw:frame>
          <draw:frame draw:style-name="gr5" draw:text-style-name="P5" xml:id="id7" draw:id="id7" draw:layer="layout" svg:width="1.668cm" svg:height="0.962cm" svg:x="14.752cm" svg:y="10.482cm">
            <draw:text-box>
              <text:p text:style-name="P1">180</text:p>
            </draw:text-box>
          </draw:frame>
          <draw:frame draw:style-name="gr13" draw:text-style-name="P4" xml:id="id5" draw:id="id5" draw:layer="layout" svg:width="1.204cm" svg:height="1.038cm" svg:x="24.461cm" svg:y="10.482cm">
            <draw:text-box>
              <text:p text:style-name="P1"><text:span text:style-name="T1">0</text:span></text:p>
            </draw:text-box>
          </draw:frame>
          <draw:frame draw:style-name="gr14" draw:text-style-name="P4" draw:layer="layout" svg:width="1.372cm" svg:height="1.825cm" svg:x="19.517cm" svg:y="12.955cm">
            <draw:text-box>
              <text:p text:style-name="P1"><text:span text:style-name="T1">+y</text:span></text:p>
            </draw:text-box>
          </draw:frame>
          <draw:frame draw:style-name="gr13" draw:text-style-name="P4" draw:layer="layout" svg:width="1.256cm" svg:height="1.038cm" svg:x="19.575cm" svg:y="7.847cm">
            <draw:text-box>
              <text:p text:style-name="P1"><text:span text:style-name="T1">-y</text:span></text:p>
            </draw:text-box>
          </draw:frame>
          <draw:frame draw:style-name="gr5" draw:text-style-name="P5" draw:layer="layout" svg:width="1.078cm" svg:height="0.962cm" svg:x="16.992cm" svg:y="10.482cm">
            <draw:text-box>
              <text:p text:style-name="P1">-x</text:p>
            </draw:text-box>
          </draw:frame>
          <draw:frame draw:style-name="gr5" draw:text-style-name="P5" draw:layer="layout" svg:width="1.192cm" svg:height="0.962cm" svg:x="22.367cm" svg:y="10.482cm">
            <draw:text-box>
              <text:p text:style-name="P1">+x</text:p>
            </draw:text-box>
          </draw:frame>
          <draw:g>
            <draw:line draw:style-name="gr6" draw:text-style-name="P6" draw:layer="layout" svg:x1="20.203cm" svg:y1="8.972cm" svg:x2="20.203cm" svg:y2="12.954cm">
              <text:p/>
            </draw:line>
            <draw:line draw:style-name="gr6" draw:text-style-name="P6" draw:layer="layout" svg:x1="18.212cm" svg:y1="10.963cm" svg:x2="22.194cm" svg:y2="10.963cm">
              <text:p/>
            </draw:line>
          </draw:g>
          <draw:connector draw:style-name="gr15" draw:text-style-name="P6" draw:layer="layout" draw:type="curve" svg:x1="25.063cm" svg:y1="10.482cm" svg:x2="21.013cm" svg:y2="6.057cm" draw:start-shape="id5" draw:start-glue-point="0" draw:end-shape="id6" draw:end-glue-point="1" svg:d="M25063 10482c0-2950-1350-4425-4050-4425" svg:viewBox="0 0 4051 4426">
            <text:p/>
          </draw:connector>
          <draw:connector draw:style-name="gr16" draw:text-style-name="P6" draw:layer="layout" draw:type="curve" svg:x1="19.393cm" svg:y1="6.057cm" svg:x2="15.586cm" svg:y2="10.482cm" draw:start-shape="id6" draw:start-glue-point="3" draw:end-shape="id7" draw:end-glue-point="0" svg:d="M19393 6057c-2538 0-3807 1475-3807 4425" svg:viewBox="0 0 3808 4426">
            <text:p/>
          </draw:connector>
          <draw:connector draw:style-name="gr17" draw:text-style-name="P6" draw:layer="layout" draw:type="curve" svg:x1="15.586cm" svg:y1="11.444cm" svg:x2="19.369cm" svg:y2="15.848cm" draw:start-shape="id7" draw:start-glue-point="2" draw:end-shape="id8" draw:end-glue-point="3" svg:d="M15586 11444c0 2936 1261 4404 3783 4404" svg:viewBox="0 0 3784 4405">
            <text:p/>
          </draw:connector>
          <draw:connector draw:style-name="gr18" draw:text-style-name="P6" draw:layer="layout" draw:type="curve" svg:x1="21.037cm" svg:y1="15.848cm" svg:x2="25.063cm" svg:y2="11.52cm" draw:start-shape="id8" draw:start-glue-point="1" draw:end-shape="id5" draw:end-glue-point="2" svg:d="M21037 15848c2684 0 4026-1442 4026-4328" svg:viewBox="0 0 4027 4329">
            <text:p/>
          </draw:connector>
        </draw:g>
        <draw:frame draw:style-name="gr19" draw:text-style-name="P11" draw:layer="layout" svg:width="11.233cm" svg:height="2.621cm" svg:x="1.982cm" svg:y="2.637cm">
          <draw:text-box>
            <text:p text:style-name="P9"><text:span text:style-name="T3">Cartesian coordinates</text:span></text:p>
            <text:p text:style-name="P9"><text:span text:style-name="T3">Origin (0,0) in center of canvas</text:span></text:p>
            <text:p text:style-name="P9"><text:span text:style-name="T3">0° oriented at +y</text:span></text:p>
            <text:p text:style-name="P9"><text:span text:style-name="T3">Clockwise sweep from positive y <text:s/>axis</text:span></text:p>
            <text:p text:style-name="P10"><text:span text:style-name="T3"/></text:p>
          </draw:text-box>
        </draw:frame>
        <draw:frame draw:style-name="gr20" draw:text-style-name="P11" draw:layer="layout" svg:width="11.233cm" svg:height="2.621cm" svg:x="14.577cm" svg:y="2.637cm">
          <draw:text-box>
            <text:p text:style-name="P9"><text:span text:style-name="T3">Inverted y axis</text:span></text:p>
            <text:p text:style-name="P9"><text:span text:style-name="T3">Origin (0,0) at top left of canvas</text:span></text:p>
            <text:p text:style-name="P9"><text:span text:style-name="T3">0° oriented at +x</text:span></text:p>
            <text:p text:style-name="P9"><text:span text:style-name="T3">Counter-clockwise sweep from positive x axis</text:span></text:p>
            <text:p text:style-name="P10"><text:span text:style-name="T3"/></text:p>
          </draw:text-box>
        </draw:frame>
        <draw:frame draw:style-name="gr21" draw:text-style-name="P13" draw:layer="layout" svg:width="12.363cm" svg:height="3.095cm" svg:x="14.577cm" svg:y="18.145cm">
          <draw:text-box>
            <text:p text:style-name="P12"><text:span text:style-name="T3">The inverted y axis may require inverting angles to preserve directionality of lines, depending on context. </text:span></text:p>
            <text:p text:style-name="P12"><text:span text:style-name="T3"/></text:p>
            <text:p text:style-name="P12"><text:span text:style-name="T3">Counter-clockwise sweep is the same as standard mathematical convention.</text:span></text:p>
            <text:p text:style-name="P10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8T11:19:15.802559798</meta:creation-date>
    <dc:date>2023-09-07T08:14:58.445505380</dc:date>
    <meta:editing-duration>PT15H1M2S</meta:editing-duration>
    <meta:editing-cycles>11</meta:editing-cycles>
    <meta:generator>LibreOffice/7.3.7.2$Linux_X86_64 LibreOffice_project/30$Build-2</meta:generator>
    <meta:print-date>2023-09-07T08:39:08.151097842</meta:print-date>
    <meta:document-statistic meta:object-count="39"/>
  </office:meta>
</office:document-meta>
</file>